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9229e" officeooo:paragraph-rsid="0009229e" style:font-size-asian="24pt" style:font-size-complex="24pt"/>
    </style:style>
    <style:style style:name="P2" style:family="paragraph" style:parent-style-name="Standard">
      <style:text-properties fo:font-size="24pt" officeooo:rsid="0009bbd0" officeooo:paragraph-rsid="0009bbd0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1 &amp; #8<text:tab/>Horiz<text:tab/>13”</text:p>
      <text:p text:style-name="P1"><text:tab/><text:tab/><text:tab/>Diag<text:tab/>25-1/4”</text:p>
      <text:p text:style-name="P1"><text:tab/><text:tab/><text:tab/>Vert<text:tab/>18-1/2”</text:p>
      <text:p text:style-name="P1">#2 &amp; #7<text:tab/>Horiz<text:tab/>9-1/2”</text:p>
      <text:p text:style-name="P1"><text:tab/><text:tab/><text:tab/>Diag<text:tab/>18-3/4”</text:p>
      <text:p text:style-name="P1"><text:tab/><text:tab/><text:tab/>Vert<text:tab/>15-1/4”</text:p>
      <text:p text:style-name="P1">#3 &amp; #6<text:tab/>Horiz<text:tab/>6”</text:p>
      <text:p text:style-name="P1"><text:tab/><text:tab/><text:tab/>Diag<text:tab/>12-1/4”</text:p>
      <text:p text:style-name="P1"><text:tab/><text:tab/><text:tab/>Vert<text:tab/>11-1/4”</text:p>
      <text:p text:style-name="P1">#4 &amp; #5<text:tab/>Horiz<text:tab/>2-12/”</text:p>
      <text:p text:style-name="P1"><text:tab/><text:tab/><text:tab/>Diag<text:tab/>4-3/4”</text:p>
      <text:p text:style-name="P1"><text:tab/><text:tab/><text:tab/>Vert<text:tab/>9-1/2”</text:p>
      <text:p text:style-name="P2">#0<text:tab/><text:tab/><text:tab/>Vert<text:tab/>18”</text:p>
      <text:p text:style-name="P2"><text:tab/><text:tab/><text:tab/>Btwn<text:tab/>6” X 3</text:p>
      <text:p text:style-name="P2">Base<text:tab/><text:tab/>Vert<text:tab/>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2T14:35:23.291000000</meta:creation-date>
    <meta:print-date>2019-09-22T17:49:02.624000000</meta:print-date>
    <dc:date>2019-09-22T18:54:33.260000000</dc:date>
    <meta:editing-duration>PT1H6M19S</meta:editing-duration>
    <meta:editing-cycles>1</meta:editing-cycles>
    <meta:document-statistic meta:table-count="0" meta:image-count="0" meta:object-count="0" meta:page-count="1" meta:paragraph-count="15" meta:word-count="46" meta:character-count="232" meta:non-whitespace-character-count="171"/>
    <meta:generator>LibreOffice/6.3.0.4$Windows_X86_64 LibreOffice_project/057fc023c990d676a43019934386b85b21a9ee99</meta:generator>
  </office:meta>
</office:document-meta>
</file>